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4in" fo:margin-top="0.0403in" fo:margin-bottom="0.1403in" table:align="center" style:writing-mode="rl-tb"/>
    </style:style>
    <style:style style:name="Table1.A" style:family="table-column">
      <style:table-column-properties style:column-width="2.7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style:font-name-asian="DejaVu Sans1" style:font-family-asian="'DejaVu Sans'" style:font-style-name-asian="Regular" style:font-family-generic-asian="swiss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rl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14:39:47.954829568</meta:creation-date>
    <dc:date>2022-11-26T14:41:38.751953644</dc:date>
    <meta:editing-duration>PT1M52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  <meta:generator>LibreOfficeDev/7.5.0.0.alpha0$Linux_X86_64 LibreOffice_project/b5b2df8fa66fd6a04a9c24687fc54c5753dadce8</meta:generator>
  </office:meta>
</office:document-meta>
</file>